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svg+xml" manifest:full-path="Pictures/10000F0A000018C800002636EA935179.svg"/>
  <manifest:file-entry manifest:media-type="image/png" manifest:full-path="Pictures/1000020100000110000001A490534865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cc99" draw:fill="solid" draw:fill-color="#ffcc99" draw:textarea-vertical-align="middle"/>
    </style:style>
    <style:style style:name="gr2" style:family="graphic" style:parent-style-name="standard">
      <style:graphic-properties svg:stroke-width="0.051cm" svg:stroke-color="#ffcc99" draw:marker-start-width="0.276cm" draw:marker-end-width="0.276cm" draw:fill="solid" draw:fill-color="#ffcc99" draw:textarea-vertical-align="middl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99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b0b0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b0b0ff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d7ffaf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d0d0f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afd7ff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cfffe7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8cm"/>
    </style:style>
    <style:style style:name="gr1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Nimbus Sans L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23pt" style:font-size-asian="23pt" style:font-size-complex="23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Nimbus Sans L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ellipse draw:style-name="gr1" draw:text-style-name="P1" draw:layer="layout" svg:width="2.915cm" svg:height="1.963cm" draw:transform="skewX (0.293389847260191) rotate (2.91627064715677) translate (25.81cm 9.463cm)">
          <text:p/>
        </draw:ellipse>
        <draw:ellipse draw:style-name="gr1" draw:text-style-name="P1" draw:layer="layout" svg:width="6.35cm" svg:height="1.919cm" draw:transform="skewX (0.211533905341673) translate (22.124cm 9.041cm)">
          <text:p/>
        </draw:ellipse>
        <draw:ellipse draw:style-name="gr1" draw:text-style-name="P1" draw:layer="layout" svg:width="4.655cm" svg:height="2.34cm" draw:transform="skewX (0.168075206967022) translate (16.922cm 7.356cm)">
          <text:p/>
        </draw:ellipse>
        <draw:ellipse draw:style-name="gr1" draw:text-style-name="P1" draw:layer="layout" svg:width="2.802cm" svg:height="2.076cm" draw:transform="skewX (0.113620934304809) translate (14.932cm 7.256cm)">
          <text:p/>
        </draw:ellipse>
        <draw:ellipse draw:style-name="gr1" draw:text-style-name="P1" draw:layer="layout" svg:width="4.768cm" svg:height="2.358cm" draw:transform="skewX (0.173311194723004) translate (17.819cm 9.936cm)">
          <text:p/>
        </draw:ellipse>
        <draw:ellipse draw:style-name="gr1" draw:text-style-name="P1" draw:layer="layout" svg:width="2.598cm" svg:height="1.89cm" draw:transform="skewX (0.116937059883598) translate (11.247cm 9.595cm)">
          <text:p/>
        </draw:ellipse>
        <draw:ellipse draw:style-name="gr2" draw:text-style-name="P1" draw:layer="layout" svg:width="4.415cm" svg:height="2.291cm" draw:transform="skewX (0.180117978805781) rotate (3.141418120664) translate (17.411cm 12.294cm)">
          <text:p/>
        </draw:ellipse>
        <draw:ellipse draw:style-name="gr1" draw:text-style-name="P1" draw:layer="layout" svg:width="2.915cm" svg:height="1.963cm" draw:transform="skewX (0.293389847260191) rotate (2.91627064715677) translate (23.509cm 9.463cm)">
          <text:p/>
        </draw:ellipse>
        <draw:ellipse draw:style-name="gr1" draw:text-style-name="P1" draw:layer="layout" svg:width="4.208cm" svg:height="1.932cm" draw:transform="skewX (0.1453859266911) translate (10.518cm 8.677cm)">
          <text:p/>
        </draw:ellipse>
        <draw:ellipse draw:style-name="gr1" draw:text-style-name="P1" draw:layer="layout" svg:width="1.586cm" svg:height="1.642cm" draw:transform="skewX (0.125489173218369) translate (10.843cm 7.768cm)">
          <text:p/>
        </draw:ellipse>
        <draw:ellipse draw:style-name="gr1" draw:text-style-name="P1" draw:layer="layout" svg:width="9.705cm" svg:height="2.005cm" draw:transform="skewX (0.22689280275922) translate (13.976cm 9.003cm)">
          <text:p/>
        </draw:ellipse>
        <draw:ellipse draw:style-name="gr1" draw:text-style-name="P1" draw:layer="layout" svg:width="3.89cm" svg:height="2.251cm" draw:transform="skewX (0.141197136486315) translate (22.451cm 9.715cm)">
          <text:p/>
        </draw:ellipse>
        <draw:ellipse draw:style-name="gr1" draw:text-style-name="P1" draw:layer="layout" svg:width="3.32cm" svg:height="0.887cm" draw:transform="skewX (0.22392574303083) translate (13.304cm 9.775cm)">
          <text:p/>
        </draw:ellipse>
        <draw:ellipse draw:style-name="gr1" draw:text-style-name="P1" draw:layer="layout" svg:width="9.702cm" svg:height="2.004cm" draw:transform="skewX (0.224623874731628) translate (17.251cm 8.451cm)">
          <text:p/>
        </draw:ellipse>
        <draw:ellipse draw:style-name="gr1" draw:text-style-name="P1" draw:layer="layout" svg:width="3.41cm" svg:height="1.416cm" draw:transform="skewX (0.18029251173098) translate (25.306cm 8.092cm)">
          <text:p/>
        </draw:ellipse>
        <draw:ellipse draw:style-name="gr1" draw:text-style-name="P1" draw:layer="layout" svg:width="2.957cm" svg:height="3.047cm" draw:transform="skewX (0.0612610567449894) translate (12.744cm 7.156cm)">
          <text:p/>
        </draw:ellipse>
        <draw:frame draw:style-name="gr3" draw:text-style-name="P1" draw:layer="layout" svg:width="2.21cm" svg:height="2.845cm" svg:x="0.566cm" svg:y="12.997cm">
          <draw:image xlink:href="Pictures/1000020100000110000001A490534865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3" draw:text-style-name="P1" draw:layer="layout" svg:width="2.21cm" svg:height="2.845cm" svg:x="11.795cm" svg:y="7.342cm">
          <draw:image xlink:href="Pictures/1000020100000110000001A490534865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4" draw:text-style-name="P2" draw:layer="layout" svg:width="2.41cm" svg:height="1.195cm" svg:x="14.926cm" svg:y="8.61cm">
          <draw:text-box>
            <text:p><text:span text:style-name="T1">… </text:span><text:span text:style-name="T1">...</text:span></text:p>
          </draw:text-box>
        </draw:frame>
        <draw:frame draw:style-name="gr4" draw:text-style-name="P2" draw:layer="layout" svg:width="2.41cm" svg:height="1.195cm" svg:x="21.795cm" svg:y="8.689cm">
          <draw:text-box>
            <text:p><text:span text:style-name="T1">… </text:span><text:span text:style-name="T1">...</text:span></text:p>
          </draw:text-box>
        </draw:frame>
        <draw:rect draw:style-name="gr5" draw:text-style-name="P4" draw:layer="layout" svg:width="5.335cm" svg:height="1.434cm" svg:x="0.21cm" svg:y="11.447cm">
          <text:p text:style-name="P3"><text:span text:style-name="T2">Auditing Client</text:span></text:p>
        </draw:rect>
        <draw:frame draw:style-name="gr4" draw:text-style-name="P5" draw:layer="layout" svg:width="11.573cm" svg:height="1.352cm" svg:x="16.278cm" svg:y="12.415cm">
          <draw:text-box>
            <text:p><text:span text:style-name="T3">Cloud Service</text:span></text:p>
          </draw:text-box>
        </draw:frame>
        <draw:rect draw:style-name="gr6" draw:text-style-name="P6" draw:layer="layout" svg:width="5.881cm" svg:height="6.99cm" svg:x="9.755cm" svg:y="0.166cm">
          <text:p/>
        </draw:rect>
        <draw:rect draw:style-name="gr7" draw:text-style-name="P7" draw:layer="layout" svg:width="4.872cm" svg:height="1.185cm" svg:x="10.349cm" svg:y="2.627cm">
          <text:p text:style-name="P1"><text:span text:style-name="T4">apt-rdepends</text:span></text:p>
        </draw:rect>
        <draw:rect draw:style-name="gr8" draw:text-style-name="P6" draw:layer="layout" svg:width="4.877cm" svg:height="1.194cm" svg:x="10.31cm" svg:y="4.117cm">
          <text:p text:style-name="P1"><text:span text:style-name="T5">lshw</text:span></text:p>
        </draw:rect>
        <draw:rect draw:style-name="gr9" draw:text-style-name="P6" draw:layer="layout" svg:width="4.877cm" svg:height="1.194cm" svg:x="10.31cm" svg:y="5.633cm">
          <text:p text:style-name="P1"><text:span text:style-name="T5">NSDMiner</text:span></text:p>
        </draw:rect>
        <draw:frame draw:style-name="gr4" draw:layer="layout" svg:width="5.179cm" svg:height="2.063cm" svg:x="10.142cm" svg:y="0.364cm">
          <draw:text-box>
            <text:p text:style-name="P1"><text:span text:style-name="T5">Dependency</text:span></text:p>
            <text:p text:style-name="P1"><text:span text:style-name="T5">Acquisition</text:span></text:p>
          </draw:text-box>
        </draw:frame>
        <draw:rect draw:style-name="gr6" draw:text-style-name="P6" draw:layer="layout" svg:width="5.881cm" svg:height="6.99cm" svg:x="16.656cm" svg:y="0.166cm">
          <text:p/>
        </draw:rect>
        <draw:rect draw:style-name="gr7" draw:text-style-name="P7" draw:layer="layout" svg:width="4.872cm" svg:height="1.185cm" svg:x="17.25cm" svg:y="2.627cm">
          <text:p text:style-name="P1"><text:span text:style-name="T4">apt-rdepends</text:span></text:p>
        </draw:rect>
        <draw:rect draw:style-name="gr8" draw:text-style-name="P6" draw:layer="layout" svg:width="4.877cm" svg:height="1.194cm" svg:x="17.211cm" svg:y="4.117cm">
          <text:p text:style-name="P1"><text:span text:style-name="T5">lshw</text:span></text:p>
        </draw:rect>
        <draw:rect draw:style-name="gr9" draw:text-style-name="P6" draw:layer="layout" svg:width="4.877cm" svg:height="1.194cm" svg:x="17.211cm" svg:y="5.633cm">
          <text:p text:style-name="P1"><text:span text:style-name="T5">NSDMiner</text:span></text:p>
        </draw:rect>
        <draw:frame draw:style-name="gr4" draw:layer="layout" svg:width="5.179cm" svg:height="2.063cm" svg:x="17.043cm" svg:y="0.364cm">
          <draw:text-box>
            <text:p text:style-name="P1"><text:span text:style-name="T5">Dependency</text:span></text:p>
            <text:p text:style-name="P1"><text:span text:style-name="T5">Acquisition</text:span></text:p>
          </draw:text-box>
        </draw:frame>
        <draw:rect draw:style-name="gr6" draw:text-style-name="P6" draw:layer="layout" svg:width="5.881cm" svg:height="6.99cm" svg:x="23.557cm" svg:y="0.166cm">
          <text:p/>
        </draw:rect>
        <draw:rect draw:style-name="gr7" draw:text-style-name="P7" draw:layer="layout" svg:width="4.872cm" svg:height="1.185cm" svg:x="24.151cm" svg:y="2.627cm">
          <text:p text:style-name="P1"><text:span text:style-name="T4">apt-rdepends</text:span></text:p>
        </draw:rect>
        <draw:rect draw:style-name="gr8" draw:text-style-name="P6" draw:layer="layout" svg:width="4.877cm" svg:height="1.194cm" svg:x="24.112cm" svg:y="4.117cm">
          <text:p text:style-name="P1"><text:span text:style-name="T5">lshw</text:span></text:p>
        </draw:rect>
        <draw:rect draw:style-name="gr9" draw:text-style-name="P6" draw:layer="layout" svg:width="4.877cm" svg:height="1.194cm" svg:x="24.112cm" svg:y="5.633cm">
          <text:p text:style-name="P1"><text:span text:style-name="T5">NSDMiner</text:span></text:p>
        </draw:rect>
        <draw:frame draw:style-name="gr4" draw:layer="layout" svg:width="5.179cm" svg:height="2.063cm" svg:x="23.944cm" svg:y="0.364cm">
          <draw:text-box>
            <text:p text:style-name="P1"><text:span text:style-name="T5">Dependency</text:span></text:p>
            <text:p text:style-name="P1"><text:span text:style-name="T5">Acquisition</text:span></text:p>
          </draw:text-box>
        </draw:frame>
        <draw:rect draw:style-name="gr10" draw:text-style-name="P6" draw:layer="layout" svg:width="8.099cm" svg:height="7.622cm" svg:x="1.162cm" svg:y="0.173cm">
          <text:p/>
        </draw:rect>
        <draw:rect draw:style-name="gr11" draw:text-style-name="P7" draw:layer="layout" svg:width="7.306cm" svg:height="2.107cm" svg:x="1.583cm" svg:y="1.628cm">
          <text:p text:style-name="P1"><text:span text:style-name="T4">Generating</text:span></text:p>
          <text:p text:style-name="P1"><text:span text:style-name="T4">Dependency Graph</text:span></text:p>
        </draw:rect>
        <draw:rect draw:style-name="gr12" draw:text-style-name="P6" draw:layer="layout" svg:width="7.278cm" svg:height="1.392cm" svg:x="1.583cm" svg:y="4.035cm">
          <text:p text:style-name="P1"><text:span text:style-name="T5">Determining RGs</text:span></text:p>
        </draw:rect>
        <draw:rect draw:style-name="gr13" draw:text-style-name="P6" draw:layer="layout" svg:width="7.212cm" svg:height="1.526cm" svg:x="1.592cm" svg:y="5.727cm">
          <text:p text:style-name="P1"><text:span text:style-name="T5">Ranking RGs</text:span></text:p>
        </draw:rect>
        <draw:frame draw:style-name="gr4" draw:layer="layout" svg:width="7.132cm" svg:height="1.157cm" svg:x="1.695cm" svg:y="0.371cm">
          <draw:text-box>
            <text:p text:style-name="P1"><text:span text:style-name="T5">Auditing Agent</text:span></text:p>
          </draw:text-box>
        </draw:frame>
        <draw:frame draw:style-name="gr4" draw:text-style-name="P2" draw:layer="layout" svg:width="3.756cm" svg:height="1.195cm" svg:x="2.891cm" svg:y="14.16cm">
          <draw:text-box>
            <text:p><text:span text:style-name="T1">Node A</text:span></text:p>
          </draw:text-box>
        </draw:frame>
        <draw:frame draw:style-name="gr14" draw:text-style-name="P2" draw:layer="layout" svg:width="3.592cm" svg:height="1.195cm" svg:x="1.542cm" svg:y="8.278cm">
          <draw:text-box>
            <text:p><text:span text:style-name="T1">Node B</text:span></text:p>
          </draw:text-box>
        </draw:frame>
        <draw:frame draw:style-name="gr15" draw:text-style-name="P2" draw:layer="layout" svg:width="3.592cm" svg:height="1.195cm" svg:x="13.441cm" svg:y="9.696cm">
          <draw:text-box>
            <text:p><text:span text:style-name="T1">Node C</text:span></text:p>
          </draw:text-box>
        </draw:frame>
        <draw:frame draw:style-name="gr15" draw:text-style-name="P2" draw:layer="layout" svg:width="3.592cm" svg:height="1.195cm" svg:x="20.241cm" svg:y="9.696cm">
          <draw:text-box>
            <text:p><text:span text:style-name="T1">Node D</text:span></text:p>
          </draw:text-box>
        </draw:frame>
        <draw:frame draw:style-name="gr15" draw:text-style-name="P2" draw:layer="layout" svg:width="3.592cm" svg:height="1.195cm" svg:x="26.841cm" svg:y="9.508cm">
          <draw:text-box>
            <text:p><text:span text:style-name="T1">Node E</text:span></text:p>
          </draw:text-box>
        </draw:frame>
        <draw:line draw:style-name="gr16" draw:text-style-name="P1" draw:layer="layout" svg:x1="6.098cm" svg:y1="11.485cm" svg:x2="26.377cm" svg:y2="11.483cm">
          <text:p/>
        </draw:line>
        <draw:frame draw:style-name="gr3" draw:text-style-name="P1" draw:layer="layout" svg:width="2.21cm" svg:height="2.845cm" svg:x="18.495cm" svg:y="7.343cm">
          <draw:image xlink:href="Pictures/1000020100000110000001A490534865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3" draw:text-style-name="P1" draw:layer="layout" svg:width="2.21cm" svg:height="2.845cm" svg:x="25.295cm" svg:y="7.244cm">
          <draw:image xlink:href="Pictures/1000020100000110000001A490534865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line draw:style-name="gr16" draw:text-style-name="P1" draw:layer="layout" svg:x1="6.125cm" svg:y1="11.484cm" svg:x2="6.125cm" svg:y2="10.849cm">
          <text:p/>
        </draw:line>
        <draw:line draw:style-name="gr17" draw:text-style-name="P1" draw:layer="layout" svg:x1="12.68cm" svg:y1="11.535cm" svg:x2="12.68cm" svg:y2="10.202cm">
          <text:p/>
        </draw:line>
        <draw:line draw:style-name="gr17" draw:text-style-name="P1" draw:layer="layout" svg:x1="19.688cm" svg:y1="11.493cm" svg:x2="19.688cm" svg:y2="10.16cm">
          <text:p/>
        </draw:line>
        <draw:line draw:style-name="gr17" draw:text-style-name="P1" draw:layer="layout" svg:x1="26.394cm" svg:y1="11.493cm" svg:x2="26.394cm" svg:y2="10.16cm">
          <text:p/>
        </draw:line>
        <draw:line draw:style-name="gr16" draw:text-style-name="P1" draw:layer="layout" svg:x1="6.556cm" svg:y1="11.836cm" svg:x2="26.883cm" svg:y2="11.837cm">
          <text:p/>
        </draw:line>
        <draw:line draw:style-name="gr18" draw:text-style-name="P1" draw:layer="layout" svg:x1="26.841cm" svg:y1="11.832cm" svg:x2="26.841cm" svg:y2="9.855cm">
          <text:p/>
        </draw:line>
        <draw:line draw:style-name="gr18" draw:text-style-name="P1" draw:layer="layout" svg:x1="20.241cm" svg:y1="11.833cm" svg:x2="20.241cm" svg:y2="9.856cm">
          <text:p/>
        </draw:line>
        <draw:line draw:style-name="gr18" draw:text-style-name="P1" draw:layer="layout" svg:x1="13.441cm" svg:y1="11.834cm" svg:x2="13.441cm" svg:y2="9.857cm">
          <text:p/>
        </draw:line>
        <draw:line draw:style-name="gr17" draw:text-style-name="P1" draw:layer="layout" svg:x1="6.599cm" svg:y1="11.833cm" svg:x2="6.599cm" svg:y2="10.798cm">
          <text:p/>
        </draw:line>
        <draw:line draw:style-name="gr19" draw:text-style-name="P1" draw:layer="layout" svg:x1="2.423cm" svg:y1="11.289cm" svg:x2="4.924cm" svg:y2="9.668cm">
          <text:p/>
        </draw:line>
        <draw:line draw:style-name="gr19" draw:text-style-name="P1" draw:layer="layout" svg:x1="4.924cm" svg:y1="10.234cm" svg:x2="3.272cm" svg:y2="11.323cm">
          <text:p/>
        </draw:line>
        <draw:frame draw:style-name="gr3" draw:text-style-name="P1" draw:layer="layout" svg:width="2.549cm" svg:height="3.226cm" svg:x="5.024cm" svg:y="7.861cm">
          <draw:image xlink:href="Pictures/1000020100000110000001A490534865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023cm" fo:page-height="15.97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945cm" svg:x="1cm" svg:y="3.448cm"/>
      <draw:page-thumbnail draw:layer="backgroundobjects" svg:width="9.294cm" svg:height="4.945cm" svg:x="1cm" svg:y="11.496cm"/>
      <draw:page-thumbnail draw:layer="backgroundobjects" svg:width="9.294cm" svg:height="4.945cm" svg:x="1cm" svg:y="19.544cm"/>
      <draw:page-thumbnail draw:layer="backgroundobjects" svg:width="9.294cm" svg:height="4.945cm" svg:x="11.295cm" svg:y="3.448cm"/>
      <draw:page-thumbnail draw:layer="backgroundobjects" svg:width="9.294cm" svg:height="4.945cm" svg:x="11.295cm" svg:y="11.496cm"/>
      <draw:page-thumbnail draw:layer="backgroundobjects" svg:width="9.294cm" svg:height="4.945cm" svg:x="11.295cm" svg:y="19.54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4-09-01T12:03:49</meta:creation-date>
    <meta:editing-duration>PT1H30M57S</meta:editing-duration>
    <meta:editing-cycles>23</meta:editing-cycles>
    <dc:date>2014-09-09T10:41:08</dc:date>
    <dc:creator>Ennan Zhai</dc:creator>
    <meta:generator>OpenOffice/4.0.1$Unix OpenOffice.org_project/401m5$Build-9714</meta:generator>
    <meta:document-statistic meta:object-count="85"/>
  </office:meta>
</office:document-meta>
</file>